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/>
    <style:style style:name="ce1" style:family="table-cell" style:parent-style-name="Result" style:data-style-name="N1"/>
    <style:style style:name="ce2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ProductoEscalarS.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283898" calcext:value-type="float">
                <text:p>1283898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0.000046" calcext:value-type="float">
                <text:p>0,000046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283898" calcext:value-type="float">
                <text:p>1283898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0.000044" calcext:value-type="float">
                <text:p>0,000044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1283898" calcext:value-type="float">
                <text:p>1283898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0.000044" calcext:value-type="float">
                <text:p>0,000044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/>
          <table:table-cell table:style-name="ce1" table:formula="of:=SUBTOTAL(1;[.$C$2:.$C$4])" office:value-type="float" office:value="25.6666666666667" calcext:value-type="float">
            <text:p>26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C$2:.$C$4])" office:value-type="float" office:value="25.6666666666667" calcext:value-type="float">
            <text:p>26</text:p>
          </table:table-cell>
          <table:table-cell/>
        </table:table-row>
      </table:table>
      <table:table table:name="ProductoEscalarP.100.2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64150" calcext:value-type="float">
                <text:p>164150</text:p>
              </table:table-cell>
              <table:table-cell office:value-type="float" office:value="598" calcext:value-type="float">
                <text:p>598</text:p>
              </table:table-cell>
              <table:table-cell office:value-type="float" office:value="0.000113" calcext:value-type="float">
                <text:p>0,000113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64150" calcext:value-type="float">
                <text:p>164150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0.000027" calcext:value-type="float">
                <text:p>0,000027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64150" calcext:value-type="float">
                <text:p>164150</text:p>
              </table:table-cell>
              <table:table-cell office:value-type="float" office:value="117" calcext:value-type="float">
                <text:p>117</text:p>
              </table:table-cell>
              <table:table-cell office:value-type="float" office:value="0.000119" calcext:value-type="float">
                <text:p>0,000119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 table:number-columns-repeated="2"/>
          <table:table-cell table:style-name="ce1" table:formula="of:=SUBTOTAL(1;[.$D$2:.$D$4])" office:value-type="float" office:value="247.333333333333" calcext:value-type="float">
            <text:p>24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ce1" table:formula="of:=SUBTOTAL(1;[.$D$2:.$D$4])" office:value-type="float" office:value="247.333333333333" calcext:value-type="float">
            <text:p>247</text:p>
          </table:table-cell>
          <table:table-cell/>
        </table:table-row>
      </table:table>
      <table:table table:name="ProductoEscalarP.100.3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4992" calcext:value-type="float">
                <text:p>154992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0.000075" calcext:value-type="float">
                <text:p>0,000075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4992" calcext:value-type="float">
                <text:p>154992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0.000052" calcext:value-type="float">
                <text:p>0,000052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4992" calcext:value-type="float">
                <text:p>154992</text:p>
              </table:table-cell>
              <table:table-cell office:value-type="float" office:value="167" calcext:value-type="float">
                <text:p>167</text:p>
              </table:table-cell>
              <table:table-cell office:value-type="float" office:value="0.000168" calcext:value-type="float">
                <text:p>0,000168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 table:number-columns-repeated="2"/>
          <table:table-cell table:style-name="ce1" table:formula="of:=SUBTOTAL(1;[.$D$2:.$D$4])" office:value-type="float" office:value="96.6666666666667" calcext:value-type="float">
            <text:p>9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ce1" table:formula="of:=SUBTOTAL(1;[.$D$2:.$D$4])" office:value-type="float" office:value="96.6666666666667" calcext:value-type="float">
            <text:p>97</text:p>
          </table:table-cell>
          <table:table-cell/>
        </table:table-row>
      </table:table>
      <table:table table:name="ProductoEscalarP.100.4" table:style-name="ta1"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5024" calcext:value-type="float">
                <text:p>155024</text:p>
              </table:table-cell>
              <table:table-cell office:value-type="float" office:value="207" calcext:value-type="float">
                <text:p>207</text:p>
              </table:table-cell>
              <table:table-cell office:value-type="float" office:value="0.000209" calcext:value-type="float">
                <text:p>0,000209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5024" calcext:value-type="float">
                <text:p>155024</text:p>
              </table:table-cell>
              <table:table-cell office:value-type="float" office:value="74" calcext:value-type="float">
                <text:p>74</text:p>
              </table:table-cell>
              <table:table-cell office:value-type="float" office:value="0.000074" calcext:value-type="float">
                <text:p>0,000074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55024" calcext:value-type="float">
                <text:p>155024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0.00009" calcext:value-type="float">
                <text:p>0,00009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 Promedio</text:p>
          </table:table-cell>
          <table:table-cell table:number-columns-repeated="2"/>
          <table:table-cell table:style-name="Result" table:formula="of:=SUBTOTAL(1;[.$D$2:.$D$4])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Result" table:formula="of:=SUBTOTAL(1;[.$D$2:.$D$4])" office:value-type="float" office:value="123" calcext:value-type="float">
            <text:p>123</text:p>
          </table:table-cell>
          <table:table-cell/>
        </table:table-row>
      </table:table>
      <table:table table:name="Hoja5" table:style-name="ta1">
        <table:shapes>
          <draw:frame draw:z-index="0" draw:style-name="gr1" draw:text-style-name="P1" svg:width="15.999cm" svg:height="8.999cm" svg:x="0.578cm" svg:y="4.536cm">
            <draw:object draw:notify-on-update-of-ranges="Hoja5.A5:Hoja5.A5 Hoja5.B4:Hoja5.B4 Hoja5.D5:Hoja5.D5 Hoja5.B6:Hoja5.B6 Hoja5.D7:Hoja5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06cm" svg:y="2.79cm">
            <draw:object draw:notify-on-update-of-ranges="Hoja5.G3:Hoja5.G3 Hoja5.G4:Hoja5.G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6.109cm" svg:y="2.497cm">
            <draw:object draw:notify-on-update-of-ranges="Hoja5.H1:Hoja5.H1 Hoja5.J2:Hoja5.J2 Hoja5.H1:Hoja5.H1 Hoja5.K1:Hoja5.K1 Hoja5.M2:Hoja5.M2 Hoja5.N1:Hoja5.N1 Hoja5.P2:Hoja5.P2 Hoja5.Q1:Hoja5.Q1 Hoja5.S2:Hoja5.S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number-columns-repeated="2" table:default-cell-style-name="Default"/>
        <table:table-column table:style-name="co3" table:default-cell-style-name="ce2"/>
        <table:table-column table:style-name="co5" table:number-columns-repeated="15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<text:s/>cantidadProceso</text:p>
          </table:table-cell>
          <table:table-cell table:style-name="Default" office:value-type="string" calcext:value-type="string">
            <text:p>microsegundosEjec</text:p>
          </table:table-cell>
          <table:table-cell table:number-columns-repeated="2"/>
          <table:table-cell office:value-type="string" calcext:value-type="string">
            <text:p>cantidadElementos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peedUp 1</text:p>
          </table:table-cell>
          <table:table-cell office:value-type="string" calcext:value-type="string">
            <text:p>Eficiencia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edUp 2</text:p>
          </table:table-cell>
          <table:table-cell office:value-type="string" calcext:value-type="string">
            <text:p>Eficiencia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Up 3</text:p>
          </table:table-cell>
          <table:table-cell office:value-type="string" calcext:value-type="string">
            <text:p>Eficienc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Up 4</text:p>
          </table:table-cell>
          <table:table-cell office:value-type="string" calcext:value-type="string">
            <text:p>Eficiencia 4</text:p>
          </table:table-cell>
        </table:table-row>
        <table:table-row-group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47.333333333333" calcext:value-type="float">
                <text:p>247</text:p>
              </table:table-cell>
              <table:table-cell table:number-columns-repeated="2"/>
              <table:table-cell office:value-type="float" office:value="100" calcext:value-type="float">
                <text:p>100</text:p>
              </table:table-cell>
              <table:table-cell table:style-name="ce2" table:formula="of:=['file:///home/mmirabete/workspace/paralealaDistribuida/final/ProductoVectorial/resultados/ProductoVectorialS.100.ods'#$'ProductoVectorialS.100'.$B$5]" office:value-type="float" office:value="47" calcext:value-type="float">
                <text:p>47</text:p>
              </table:table-cell>
              <table:table-cell table:formula="of:=[.$H$2]/[.$H$2]" office:value-type="float" office:value="1" calcext:value-type="float">
                <text:p>1</text:p>
              </table:table-cell>
              <table:table-cell table:formula="of:=([.I2]/[.H1])*100" office:value-type="float" office:value="100" calcext:value-type="float">
                <text:p>100</text:p>
              </table:table-cell>
              <table:table-cell table:style-name="ce2" table:formula="of:=['file:///home/mmirabete/workspace/paralealaDistribuida/final/ProductoVectorial/resultados/ProductoVectorialS.100.ods'#$'ProductoVectorialP.100.2'.C5]" office:value-type="float" office:value="108.666666666667" calcext:value-type="float">
                <text:p>109</text:p>
              </table:table-cell>
              <table:table-cell table:style-name="ce7" table:formula="of:=[.$H$2]/[.K2]" office:value-type="float" office:value="0.432515337423312" calcext:value-type="float">
                <text:p>0,43</text:p>
              </table:table-cell>
              <table:table-cell table:style-name="ce2" table:formula="of:=([.L2]/[.K1])*100" office:value-type="float" office:value="21.6257668711656" calcext:value-type="float">
                <text:p>22</text:p>
              </table:table-cell>
              <table:table-cell table:style-name="ce2" table:formula="of:=['file:///home/mmirabete/workspace/paralealaDistribuida/final/ProductoVectorial/resultados/ProductoVectorialS.100.ods'#$'ProductoVectorialP.100.3'.C5]" office:value-type="float" office:value="127.333333333333" calcext:value-type="float">
                <text:p>127</text:p>
              </table:table-cell>
              <table:table-cell table:style-name="ce7" table:formula="of:=[.$H$2]/[.N2]" office:value-type="float" office:value="0.36910994764398" calcext:value-type="float">
                <text:p>0,37</text:p>
              </table:table-cell>
              <table:table-cell table:style-name="ce2" table:formula="of:=([.O2]/[.N1])*100" office:value-type="float" office:value="12.303664921466" calcext:value-type="float">
                <text:p>12</text:p>
              </table:table-cell>
              <table:table-cell table:style-name="ce2" table:formula="of:=['file:///home/mmirabete/workspace/paralealaDistribuida/final/ProductoVectorial/resultados/ProductoVectorialS.100.ods'#$'ProductoVectorialP.100.4'.C5]" office:value-type="float" office:value="151.333333333333" calcext:value-type="float">
                <text:p>151</text:p>
              </table:table-cell>
              <table:table-cell table:style-name="ce7" table:formula="of:=[.$H$2]/[.Q2]" office:value-type="float" office:value="0.31057268722467" calcext:value-type="float">
                <text:p>0,31</text:p>
              </table:table-cell>
              <table:table-cell table:style-name="ce2" table:formula="of:=([.R2]/[.Q1])*100" office:value-type="float" office:value="7.76431718061676" calcext:value-type="float">
                <text:p>8</text:p>
              </table:table-cell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6.6666666666667" calcext:value-type="float">
                <text:p>97</text:p>
              </table:table-cell>
              <table:table-cell table:number-columns-repeated="2"/>
              <table:table-cell office:value-type="string" calcext:value-type="string">
                <text:p>Ideal</text:p>
              </table:table-cell>
              <table:table-cell table:style-name="ce2"/>
              <table:table-cell table:number-columns-repeated="2"/>
              <table:table-cell table:style-name="ce2"/>
              <table:table-cell table:style-name="ce7"/>
              <table:table-cell table:number-columns-repeated="7"/>
            </table:table-row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3" calcext:value-type="float">
                <text:p>123</text:p>
              </table:table-cell>
              <table:table-cell table:number-columns-repeated="2"/>
              <table:table-cell office:value-type="string" calcext:value-type="string">
                <text:p>S<text:span text:style-name="T1">p</text:span></text:p>
              </table:table-cell>
              <table:table-cell table:style-name="ce2"/>
              <table:table-cell table:number-columns-repeated="2"/>
              <table:table-cell table:style-name="ce2"/>
              <table:table-cell table:style-name="ce7"/>
              <table:table-cell table:number-columns-repeated="7"/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Paralela Promedio</text:p>
            </table:table-cell>
            <table:table-cell/>
            <table:table-cell table:style-name="ce1" table:formula="of:=SUBTOTAL(1;[.$D$2:.$D$4])" office:value-type="float" office:value="155.666666666667" calcext:value-type="float">
              <text:p>156</text:p>
            </table:table-cell>
            <table:table-cell table:number-columns-repeated="2"/>
            <table:table-cell office:value-type="string" calcext:value-type="string">
              <text:p>E</text:p>
            </table:table-cell>
            <table:table-cell table:number-columns-repeated="12"/>
          </table:table-row>
          <table:table-row-group>
            <table:table-row table:style-name="ro1"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Secuencial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5.6666666666667" calcext:value-type="float">
                <text:p>26</text:p>
              </table:table-cell>
              <table:table-cell table:number-columns-repeated="15"/>
            </table:table-row>
          </table:table-row-group>
        </table:table-row-group>
        <table:table-row table:style-name="ro1">
          <table:table-cell/>
          <table:table-cell table:style-name="Result" office:value-type="string" calcext:value-type="string">
            <text:p>Secuencial Promedio</text:p>
          </table:table-cell>
          <table:table-cell/>
          <table:table-cell table:style-name="ce1" table:formula="of:=SUBTOTAL(1;[.$D$6:.$D$6])" office:value-type="float" office:value="25.6666666666667" calcext:value-type="float">
            <text:p>26</text:p>
          </table:table-cell>
          <table:table-cell table:number-columns-repeated="15"/>
        </table:table-row>
        <table:table-row table:style-name="ro1">
          <table:table-cell/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D$2:.$D$6])" office:value-type="float" office:value="123.166666666667" calcext:value-type="float">
            <text:p>123</text:p>
          </table:table-cell>
          <table:table-cell table:number-columns-repeated="15"/>
        </table:table-row>
      </table:table>
      <table:table table:name="'file:///home/mmirabete/workspace/paralealaDistribuida/final/ProductoVectorial/resultados/ProductoVectorialS.100.ods'#ProductoVectorialS.100" table:print="false" table:style-name="ta_extref">
        <table:table-source xlink:type="simple" xlink:href="../../../ProductoVectorial/resultados/ProductoVectorialS.100.ods" table:table-name="ProductoVectorialS.100" table:mode="copy-results-only"/>
        <table:table-column table:number-columns-repeated="2"/>
        <table:table-row table:number-rows-repeated="4">
          <table:table-cell table:number-columns-repeated="2"/>
        </table:table-row>
        <table:table-row>
          <table:table-cell/>
          <table:table-cell table:style-name="ce3" office:value-type="float" office:value="47">
            <text:p>47</text:p>
          </table:table-cell>
        </table:table-row>
      </table:table>
      <table:table table:name="'file:///home/mmirabete/workspace/paralealaDistribuida/final/ProductoVectorial/resultados/ProductoVectorialS.100.ods'#ProductoVectorialP.100.2" table:print="false" table:style-name="ta_extref">
        <table:table-source xlink:type="simple" xlink:href="../../../ProductoVectorial/resultados/ProductoVectorialS.100.ods" table:table-name="ProductoVectorialP.100.2" table:mode="copy-results-only"/>
        <table:table-column table:number-columns-repeated="3"/>
        <table:table-row table:number-rows-repeated="4">
          <table:table-cell table:number-columns-repeated="3"/>
        </table:table-row>
        <table:table-row>
          <table:table-cell table:number-columns-repeated="2"/>
          <table:table-cell table:style-name="ce3" office:value-type="float" office:value="108.666666666667">
            <text:p>108.666666666667</text:p>
          </table:table-cell>
        </table:table-row>
      </table:table>
      <table:table table:name="'file:///home/mmirabete/workspace/paralealaDistribuida/final/ProductoVectorial/resultados/ProductoVectorialS.100.ods'#ProductoVectorialP.100.3" table:print="false" table:style-name="ta_extref">
        <table:table-source xlink:type="simple" xlink:href="../../../ProductoVectorial/resultados/ProductoVectorialS.100.ods" table:table-name="ProductoVectorialP.100.3" table:mode="copy-results-only"/>
        <table:table-column table:number-columns-repeated="3"/>
        <table:table-row table:number-rows-repeated="4">
          <table:table-cell table:number-columns-repeated="3"/>
        </table:table-row>
        <table:table-row>
          <table:table-cell table:number-columns-repeated="2"/>
          <table:table-cell table:style-name="ce3" office:value-type="float" office:value="127.333333333333">
            <text:p>127.333333333333</text:p>
          </table:table-cell>
        </table:table-row>
      </table:table>
      <table:table table:name="'file:///home/mmirabete/workspace/paralealaDistribuida/final/ProductoVectorial/resultados/ProductoVectorialS.100.ods'#ProductoVectorialP.100.4" table:print="false" table:style-name="ta_extref">
        <table:table-source xlink:type="simple" xlink:href="../../../ProductoVectorial/resultados/ProductoVectorialS.100.ods" table:table-name="ProductoVectorialP.100.4" table:mode="copy-results-only"/>
        <table:table-column table:number-columns-repeated="3"/>
        <table:table-row table:number-rows-repeated="4">
          <table:table-cell table:number-columns-repeated="3"/>
        </table:table-row>
        <table:table-row>
          <table:table-cell table:number-columns-repeated="2"/>
          <table:table-cell table:style-name="ce3" office:value-type="float" office:value="151.333333333333">
            <text:p>151.333333333333</text:p>
          </table:table-cell>
        </table:table-row>
      </table:table>
      <table:named-expressions/>
      <table:database-ranges>
        <table:database-range table:name="__Anonymous_DB__1" table:target-range-address="'ProductoEscalarS.100'.A1:'ProductoEscalarS.100'.D6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2" table:function="average"/>
            </table:subtotal-rule>
          </table:subtotal-rules>
        </table:database-range>
        <table:database-range table:name="__Anonymous_DB__2" table:target-range-address="Hoja5.A1:Hoja5.D8">
          <table:sort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3" table:function="average"/>
            </table:subtotal-rule>
          </table:subtotal-rules>
        </table:database-range>
        <table:database-range table:name="__Anonymous_Sheet_DB__4" table:target-range-address="Hoja5.A1:Hoja5.D5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17:08:33.442574279</dc:date>
    <meta:editing-duration>PT1H47M29S</meta:editing-duration>
    <meta:editing-cycles>6</meta:editing-cycles>
    <meta:generator>LibreOffice/7.3.7.2$Linux_X86_64 LibreOffice_project/30$Build-2</meta:generator>
    <meta:document-statistic meta:table-count="5" meta:cell-count="14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952cm" style:legend-expansion="high" chart:style-name="ch2"/>
        <chart:plot-area chart:style-name="ch3" table:cell-range-address="Hoja5.A5:Hoja5.A5 Hoja5.B4:Hoja5.B4 Hoja5.D5:Hoja5.D5 Hoja5.B6:Hoja5.B6 Hoja5.D7:Hoja5.D7" chart:data-source-has-labels="both" svg:x="0.32cm" svg:y="0.18cm" svg:width="12.912cm" svg:height="8.64cm">
          <chart:coordinate-region svg:x="1.127cm" svg:y="0.379cm" svg:width="12.105cm" svg:height="8.242cm"/>
          <chart:axis chart:dimension="x" chart:name="primary-x" chart:style-name="ch4" chartooo:axis-type="auto">
            <chartooo:date-scale/>
            <chart:categories table:cell-range-address="Hoja5.A5:Hoja5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D5:Hoja5.D5" chart:label-cell-address="Hoja5.B4:Hoja5.B4" chart:class="chart:bar">
            <chart:data-point/>
          </chart:series>
          <chart:series chart:style-name="ch8" chart:values-cell-range-address="Hoja5.D7:Hoja5.D7" chart:label-cell-address="Hoja5.B6:Hoja5.B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a</text:p>
                <draw:g>
                  <svg:desc>Hoja5.B4:Hoja5.B4</svg:desc>
                </draw:g>
              </table:table-cell>
              <table:table-cell office:value-type="string">
                <text:p>Secuencial</text:p>
                <draw:g>
                  <svg:desc>Hoja5.B6:Hoja5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5.A5:Hoja5.A5</svg:desc>
                </draw:g>
              </table:table-cell>
              <table:table-cell office:value-type="float" office:value="155.666666666667">
                <text:p>155.666666666667</text:p>
                <draw:g>
                  <svg:desc>Hoja5.D5:Hoja5.D5</svg:desc>
                </draw:g>
              </table:table-cell>
              <table:table-cell office:value-type="float" office:value="25.6666666666667">
                <text:p>25.6666666666667</text:p>
                <draw:g>
                  <svg:desc>Hoja5.D7:Hoja5.D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Hoja5.H1:Hoja5.H1 Hoja5.K1:Hoja5.K1 Hoja5.N1:Hoja5.N1 Hoja5.Q1:Hoja5.Q1 Hoja5.G3:Hoja5.G4 Hoja5.I2:Hoja5.I2 Hoja5.L2:Hoja5.L2 Hoja5.O2:Hoja5.O2 Hoja5.R2:Hoja5.R2" chart:data-source-has-labels="both" svg:x="0.32cm" svg:y="0.18cm" svg:width="13.275cm" svg:height="8.64cm">
          <chart:coordinate-region svg:x="1.047cm" svg:y="0.379cm" svg:width="12.454cm" svg:height="7.794cm"/>
          <chart:axis chart:dimension="x" chart:name="primary-x" chart:style-name="ch4" chartooo:axis-type="auto">
            <chartooo:date-scale/>
            <chart:categories table:cell-range-address="Hoja5.H1:Hoja5.H1 Hoja5.K1:Hoja5.K1 Hoja5.N1:Hoja5.N1 Hoja5.Q1:Hoja5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5.H1:Hoja5.H1 Hoja5.K1:Hoja5.K1 Hoja5.N1:Hoja5.N1 Hoja5.Q1:Hoja5.Q1" chart:label-cell-address="Hoja5.G3:Hoja5.G3" chart:class="chart:line">
            <chart:data-point chart:repeated="4"/>
          </chart:series>
          <chart:series chart:style-name="ch7" chart:values-cell-range-address="Hoja5.I2:Hoja5.I2 Hoja5.L2:Hoja5.L2 Hoja5.O2:Hoja5.O2 Hoja5.R2:Hoja5.R2" chart:label-cell-address="Hoja5.G4:Hoja5.G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5.H1:Hoja5.H1 Hoja5.K1:Hoja5.K1 Hoja5.N1:Hoja5.N1 Hoja5.Q1:Hoja5.Q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Hoja5.G3:Hoja5.G3</svg:desc>
                </draw:g>
              </table:table-cell>
              <table:table-cell office:value-type="float" office:value="1">
                <text:p>1</text:p>
                <draw:g>
                  <svg:desc>Hoja5.H1:Hoja5.H1 Hoja5.K1:Hoja5.K1 Hoja5.N1:Hoja5.N1 Hoja5.Q1:Hoja5.Q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p</text:p>
                <draw:g>
                  <svg:desc>Hoja5.G4:Hoja5.G4</svg:desc>
                </draw:g>
              </table:table-cell>
              <table:table-cell office:value-type="float" office:value="1">
                <text:p>1</text:p>
                <draw:g>
                  <svg:desc>Hoja5.I2:Hoja5.I2 Hoja5.L2:Hoja5.L2 Hoja5.O2:Hoja5.O2 Hoja5.R2:Hoja5.R2</svg:desc>
                </draw:g>
              </table:table-cell>
              <table:table-cell office:value-type="float" office:value="0.432515337423312">
                <text:p>0.432515337423312</text:p>
              </table:table-cell>
              <table:table-cell office:value-type="float" office:value="0.36910994764398">
                <text:p>0.36910994764398</text:p>
              </table:table-cell>
              <table:table-cell office:value-type="float" office:value="0.31057268722467">
                <text:p>0.31057268722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454cm" style:legend-expansion="high" chart:style-name="ch2"/>
        <chart:plot-area chart:style-name="ch3" table:cell-range-address="Hoja5.H1:Hoja5.H1 Hoja5.J2:Hoja5.J2 Hoja5.K1:Hoja5.K1 Hoja5.M2:Hoja5.M2 Hoja5.N1:Hoja5.N1 Hoja5.P2:Hoja5.P2 Hoja5.Q1:Hoja5.Q1 Hoja5.S2:Hoja5.S2" chart:data-source-has-labels="row" svg:x="1.331cm" svg:y="0.18cm" svg:width="13.409cm" svg:height="8.64cm">
          <chart:coordinate-region svg:x="2.138cm" svg:y="0.379cm" svg:width="12.602cm" svg:height="8.242cm"/>
          <chart:axis chart:dimension="x" chart:name="primary-x" chart:style-name="ch4"/>
          <chart:axis chart:dimension="y" chart:name="primary-y" chart:style-name="ch5">
            <chart:title svg:x="0.451cm" svg:y="5.258cm" chart:style-name="ch6">
              <text:p>Eficiencia</text:p>
            </chart:title>
            <chart:grid chart:style-name="ch7" chart:class="major"/>
          </chart:axis>
          <chart:series chart:style-name="ch8" chart:values-cell-range-address="Hoja5.J2:Hoja5.J2" chart:label-cell-address="Hoja5.H1:Hoja5.H1" chart:class="chart:bar">
            <chart:data-point/>
            <loext:propertry-mapping loext:property="BorderColor" loext:cell-range-address="Hoja5.H1:Hoja5.H1"/>
          </chart:series>
          <chart:series chart:style-name="ch9" chart:values-cell-range-address="Hoja5.M2:Hoja5.M2" chart:label-cell-address="Hoja5.K1:Hoja5.K1" chart:class="chart:bar">
            <chart:data-point/>
          </chart:series>
          <chart:series chart:style-name="ch10" chart:values-cell-range-address="Hoja5.P2:Hoja5.P2" chart:label-cell-address="Hoja5.N1:Hoja5.N1" chart:class="chart:bar">
            <chart:data-point/>
          </chart:series>
          <chart:series chart:style-name="ch11" chart:values-cell-range-address="Hoja5.S2:Hoja5.S2" chart:label-cell-address="Hoja5.Q1:Hoja5.Q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5.H1:Hoja5.H1</svg:desc>
                </draw:g>
              </table:table-cell>
              <table:table-cell office:value-type="string">
                <text:p/>
              </table:table-cell>
              <table:table-cell office:value-type="string">
                <text:p>2</text:p>
                <draw:g>
                  <svg:desc>Hoja5.K1:Hoja5.K1</svg:desc>
                </draw:g>
              </table:table-cell>
              <table:table-cell office:value-type="string">
                <text:p>3</text:p>
                <draw:g>
                  <svg:desc>Hoja5.N1:Hoja5.N1</svg:desc>
                </draw:g>
              </table:table-cell>
              <table:table-cell office:value-type="string">
                <text:p>4</text:p>
                <draw:g>
                  <svg:desc>Hoja5.Q1:Hoja5.Q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">
                <text:p>100</text:p>
                <draw:g>
                  <svg:desc>Hoja5.J2:Hoja5.J2</svg:desc>
                </draw:g>
              </table:table-cell>
              <table:table-cell office:value-type="float" office:value="1">
                <text:p>1</text:p>
                <draw:g>
                  <svg:desc>Hoja5.H1:Hoja5.H1</svg:desc>
                </draw:g>
              </table:table-cell>
              <table:table-cell office:value-type="float" office:value="21.6257668711656">
                <text:p>21.6257668711656</text:p>
                <draw:g>
                  <svg:desc>Hoja5.M2:Hoja5.M2</svg:desc>
                </draw:g>
              </table:table-cell>
              <table:table-cell office:value-type="float" office:value="12.303664921466">
                <text:p>12.303664921466</text:p>
                <draw:g>
                  <svg:desc>Hoja5.P2:Hoja5.P2</svg:desc>
                </draw:g>
              </table:table-cell>
              <table:table-cell office:value-type="float" office:value="7.76431718061676">
                <text:p>7.76431718061676</text:p>
                <draw:g>
                  <svg:desc>Hoja5.S2:Hoja5.S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